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0c0c0" draw:fill-gradient-name="Gradient_20_7" draw:textarea-horizontal-align="justify" draw:textarea-vertical-align="middle" draw:auto-grow-height="false" draw:shadow-offset-x="0.305cm" draw:shadow-offset-y="0.305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52cm" svg:stroke-color="#c0c0c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7" style:family="graphic" style:parent-style-name="standard">
      <style:graphic-properties svg:stroke-width="0.152cm" svg:stroke-color="#c0c0c0" draw:marker-start-width="0.427cm" draw:marker-end-width="0.427cm" draw:fill="solid" draw:fill-color="#0000ff" draw:textarea-horizontal-align="justify" draw:textarea-vertical-align="middle" draw:auto-grow-height="false" fo:padding-top="0.2cm" fo:padding-bottom="0.2cm" fo:padding-left="0.325cm" fo:padding-right="0.325cm"/>
    </style:style>
    <style:style style:name="gr8" style:family="graphic" style:parent-style-name="standard">
      <style:graphic-properties svg:stroke-width="0.152cm" svg:stroke-color="#c0c0c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9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20pt" style:font-size-asian="20pt" style:font-size-complex="20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color="#000000" fo:font-style="italic" style:font-style-asian="italic" style:font-style-complex="italic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45cm" svg:height="3.823cm" svg:x="3.915cm" svg:y="2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7cm" svg:height="1.27cm" svg:x="7.35cm" svg:y="2.74cm">
          <text:p/>
          <draw:enhanced-geometry svg:viewBox="0 0 21600 21600" draw:mirror-horizontal="true" draw:mirror-vertical="true" draw:glue-points="10800 0 5400 10800 0 21600 10800 21600 21600 21600 16200 10800" draw:text-areas="1900 12700 12700 19700" draw:type="right-triangle" draw:enhanced-path="M 0 0 L 21600 21600 0 21600 0 0 Z N"/>
        </draw:custom-shape>
        <draw:polygon draw:style-name="gr3" draw:text-style-name="P1" draw:layer="layout" svg:width="1.135cm" svg:height="1.151cm" draw:transform="rotate (-1.57079632679579) translate (8.55999999999798cm 2.82399999999796cm)" svg:viewBox="0 0 1136 1152" draw:points="0,-15968 1136,-15968 1136,-17120">
          <text:p/>
        </draw:polygon>
        <draw:polyline draw:style-name="gr4" draw:text-style-name="P1" draw:id="id6" draw:layer="layout" svg:width="4.662cm" svg:height="3.804cm" draw:transform="rotate (3.13775292923481) translate (8.56293138416684cm 6.63586990149276cm)" svg:viewBox="0 0 4663 3805" draw:points="1170,-9401 4663,-9415 4654,-13206 0,-13188 10,-10531">
          <text:p/>
        </draw:polyline>
        <draw:frame draw:style-name="gr5" draw:text-style-name="P2" draw:layer="layout" svg:width="4.16cm" svg:height="2.013cm" svg:x="3.98cm" svg:y="3.844cm">
          <draw:text-box>
            <text:p text:style-name="P2">Time series</text:p>
            <text:p text:style-name="P2">with gaps</text:p>
          </draw:text-box>
        </draw:frame>
        <draw:custom-shape draw:style-name="gr1" draw:text-style-name="P1" draw:layer="layout" svg:width="4.645cm" svg:height="3.823cm" svg:x="11.616cm" svg:y="2.8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7cm" svg:height="1.27cm" svg:x="15.051cm" svg:y="2.741cm">
          <text:p/>
          <draw:enhanced-geometry svg:viewBox="0 0 21600 21600" draw:mirror-horizontal="true" draw:mirror-vertical="true" draw:glue-points="10800 0 5400 10800 0 21600 10800 21600 21600 21600 16200 10800" draw:text-areas="1900 12700 12700 19700" draw:type="right-triangle" draw:enhanced-path="M 0 0 L 21600 21600 0 21600 0 0 Z N"/>
        </draw:custom-shape>
        <draw:polygon draw:style-name="gr3" draw:text-style-name="P1" draw:layer="layout" svg:width="1.135cm" svg:height="1.151cm" draw:transform="rotate (-1.57079632679579) translate (16.260999999998cm 2.82499999999796cm)" svg:viewBox="0 0 1136 1152" draw:points="0,-31370 1136,-31370 1136,-32522">
          <text:p/>
        </draw:polygon>
        <draw:polyline draw:style-name="gr4" draw:text-style-name="P1" draw:id="id1" draw:layer="layout" svg:width="4.662cm" svg:height="3.804cm" draw:transform="rotate (3.13775292923481) translate (16.2639313841668cm 6.63686990149276cm)" svg:viewBox="0 0 4663 3805" draw:points="1170,-9344 4663,-9358 4654,-13149 0,-13131 10,-10474">
          <text:p/>
        </draw:polyline>
        <draw:frame draw:style-name="gr5" draw:text-style-name="P2" draw:layer="layout" svg:width="4.16cm" svg:height="2.013cm" svg:x="11.681cm" svg:y="3.845cm">
          <draw:text-box>
            <text:p text:style-name="P2">Time series</text:p>
            <text:p text:style-name="P2">with gaps</text:p>
          </draw:text-box>
        </draw:frame>
        <draw:custom-shape draw:style-name="gr1" draw:text-style-name="P1" draw:layer="layout" svg:width="4.645cm" svg:height="3.823cm" svg:x="11.617cm" svg:y="11.3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5.052cm" svg:y="11.242cm">
          <text:p/>
          <draw:enhanced-geometry svg:viewBox="0 0 21600 21600" draw:mirror-horizontal="true" draw:mirror-vertical="true" draw:glue-points="10800 0 5400 10800 0 21600 10800 21600 21600 21600 16200 10800" draw:text-areas="1900 12700 12700 19700" draw:type="right-triangle" draw:enhanced-path="M 0 0 L 21600 21600 0 21600 0 0 Z N"/>
        </draw:custom-shape>
        <draw:polygon draw:style-name="gr3" draw:text-style-name="P1" draw:layer="layout" svg:width="1.135cm" svg:height="1.151cm" draw:transform="rotate (-1.57079632679579) translate (16.261999999998cm 11.325999999998cm)" svg:viewBox="0 0 1136 1152" draw:points="0,-31372 1136,-31372 1136,-32524">
          <text:p/>
        </draw:polygon>
        <draw:polyline draw:style-name="gr4" draw:text-style-name="P1" draw:layer="layout" svg:width="4.662cm" svg:height="3.804cm" draw:transform="rotate (3.13775292923481) translate (16.2649313841668cm 15.1378699014928cm)" svg:viewBox="0 0 4663 3805" draw:points="1170,-26346 4663,-26360 4654,-30151 0,-30133 10,-27476">
          <text:p/>
        </draw:polyline>
        <draw:frame draw:style-name="gr5" draw:text-style-name="P2" draw:id="id4" draw:layer="layout" svg:width="4.468cm" svg:height="2.029cm" svg:x="11.682cm" svg:y="12.346cm">
          <draw:text-box>
            <text:p text:style-name="P2">Time series</text:p>
            <text:p text:style-name="P2"><text:span text:style-name="T1">without</text:span> gaps</text:p>
          </draw:text-box>
        </draw:frame>
        <draw:custom-shape draw:style-name="gr6" draw:text-style-name="P1" draw:layer="layout" svg:width="4.653cm" svg:height="3.175cm" svg:x="3.904cm" svg:y="15.8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id="id7" draw:layer="layout" svg:width="4.653cm" svg:height="0.541cm" svg:x="3.905cm" svg:y="15.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23cm" svg:height="0.541cm" svg:x="8.136cm" svg:y="15.9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23cm" svg:height="0.541cm" svg:x="7.737cm" svg:y="15.9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id="id5" draw:layer="layout" svg:width="4.653cm" svg:height="3.175cm" svg:x="11.568cm" svg:y="15.7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653cm" svg:height="0.541cm" svg:x="11.569cm" svg:y="15.83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23cm" svg:height="0.541cm" svg:x="15.8cm" svg:y="15.8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23cm" svg:height="0.541cm" svg:x="15.401cm" svg:y="15.8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id="id2" draw:layer="layout" svg:width="4.653cm" svg:height="3.175cm" svg:x="11.569cm" svg:y="7.39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653cm" svg:height="0.541cm" svg:x="11.57cm" svg:y="7.4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23cm" svg:height="0.541cm" svg:x="15.801cm" svg:y="7.43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23cm" svg:height="0.541cm" svg:x="15.402cm" svg:y="7.43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id="id3" draw:layer="layout" svg:width="3.618cm" svg:height="2.013cm" svg:x="11.681cm" svg:y="8.246cm">
          <draw:text-box>
            <text:p text:style-name="P2">Pre-</text:p>
            <text:p text:style-name="P2">processor</text:p>
          </draw:text-box>
        </draw:frame>
        <draw:frame draw:style-name="gr5" draw:text-style-name="P2" draw:layer="layout" svg:width="2.428cm" svg:height="1.132cm" svg:x="11.681cm" svg:y="16.647cm">
          <draw:text-box>
            <text:p text:style-name="P2">Model</text:p>
          </draw:text-box>
        </draw:frame>
        <draw:frame draw:style-name="gr5" draw:text-style-name="P2" draw:layer="layout" svg:width="2.428cm" svg:height="1.132cm" svg:x="4.018cm" svg:y="16.747cm">
          <draw:text-box>
            <text:p text:style-name="P2">Model</text:p>
          </draw:text-box>
        </draw:frame>
        <draw:connector draw:style-name="gr9" draw:text-style-name="P1" draw:layer="layout" draw:line-skew="0.713cm" svg:x1="16.264cm" svg:y1="4.723cm" svg:x2="16.222cm" svg:y2="8.984cm" draw:start-shape="id1" draw:start-glue-point="1" draw:end-shape="id2" draw:end-glue-point="1" svg:d="m16264 4723h1246v4261h-1288">
          <text:p/>
        </draw:connector>
        <draw:connector draw:style-name="gr9" draw:text-style-name="P1" draw:layer="layout" draw:line-skew="-0.655cm" svg:x1="11.681cm" svg:y1="9.252cm" svg:x2="11.682cm" svg:y2="13.36cm" draw:start-shape="id3" draw:start-glue-point="3" draw:end-shape="id4" draw:end-glue-point="3" svg:d="m11681 9252h-1156v4108h1157">
          <text:p/>
        </draw:connector>
        <draw:connector draw:style-name="gr9" draw:text-style-name="P1" draw:layer="layout" draw:line-skew="0.714cm" svg:x1="16.15cm" svg:y1="13.36cm" svg:x2="16.221cm" svg:y2="17.383cm" draw:start-shape="id4" draw:start-glue-point="1" draw:end-shape="id5" svg:d="m16150 13360h1360v4023h-1289">
          <text:p/>
        </draw:connector>
        <draw:connector draw:style-name="gr9" draw:text-style-name="P1" draw:layer="layout" svg:x1="6.236cm" svg:y1="6.618cm" svg:x2="6.231cm" svg:y2="15.93cm" draw:start-shape="id6" draw:start-glue-point="2" draw:end-shape="id7" draw:end-glue-point="0" svg:d="m6236 6618v4631h-5v4681">
          <text:p/>
        </draw:connector>
        <draw:custom-shape draw:style-name="gr10" draw:text-style-name="P1" draw:layer="layout" svg:width="0.914cm" svg:height="0.914cm" svg:x="8.085cm" svg:y="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934cm" svg:height="1.216cm" svg:x="8.085cm" svg:y="2.324cm">
          <draw:text-box>
            <text:p text:style-name="P3"><text:span text:style-name="T2">1</text:span></text:p>
          </draw:text-box>
        </draw:frame>
        <draw:custom-shape draw:style-name="gr10" draw:text-style-name="P1" draw:layer="layout" svg:width="0.914cm" svg:height="0.914cm" svg:x="15.785cm" svg:y="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934cm" svg:height="1.216cm" svg:x="15.785cm" svg:y="2.324cm">
          <draw:text-box>
            <text:p text:style-name="P3"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e6e6ff" draw:end-color="#cccccc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Kneis</meta:initial-creator>
    <meta:creation-date>2010-08-05T08:19:38</meta:creation-date>
    <meta:generator>OpenOffice.org/3.2$Linux OpenOffice.org_project/320m12$Build-9483</meta:generator>
    <dc:date>2012-03-26T16:15:43</dc:date>
    <dc:creator>David Kneis</dc:creator>
    <meta:editing-duration>PT10H23M30S</meta:editing-duration>
    <meta:editing-cycles>24</meta:editing-cycles>
    <meta:document-statistic meta:object-count="38"/>
  </office:meta>
</office:document-meta>
</file>